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9429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8362in"/>
    </style:style>
    <style:style style:name="co4" style:family="table-column">
      <style:table-column-properties fo:break-before="auto" style:column-width="1.52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 style:data-style-name="N4"/>
    <style:style style:name="ce2" style:family="table-cell" style:parent-style-name="Defaul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Skipped lines</text:p>
          </table:table-cell>
          <table:table-cell office:value-type="string" calcext:value-type="string">
            <text:p>Active Lines</text:p>
          </table:table-cell>
          <table:table-cell office:value-type="string" calcext:value-type="string">
            <text:p>Total Lines</text:p>
          </table:table-cell>
          <table:table-cell office:value-type="string" calcext:value-type="string">
            <text:p>Skipped Lines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FPS</text:p>
          </table:table-cell>
          <table:table-cell/>
          <table:table-cell office:value-type="string" calcext:value-type="string">
            <text:p>Fixed parameters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FLOOR([.I$2]/(1+[.A2]))" office:value-type="float" office:value="2672" calcext:value-type="float">
            <text:p>2672</text:p>
          </table:table-cell>
          <table:table-cell table:formula="of:=FLOOR([.I$3]/(1+[.A2])*1)" office:value-type="float" office:value="2720" calcext:value-type="float">
            <text:p>2720</text:p>
          </table:table-cell>
          <table:table-cell table:formula="of:=[.I$3]-[.C2]" office:value-type="float" office:value="0" calcext:value-type="float">
            <text:p>0</text:p>
          </table:table-cell>
          <table:table-cell table:formula="of:=[.C2]*[.I$8]+[.I$12]+[.D2]*[.I$9]" office:value-type="float" office:value="224658.757" calcext:value-type="float">
            <text:p>224658.757</text:p>
          </table:table-cell>
          <table:table-cell table:formula="of:=1000000/[.E2]" office:value-type="float" office:value="4.45119528547912" calcext:value-type="float">
            <text:p>4.45</text:p>
          </table:table-cell>
          <table:table-cell/>
          <table:table-cell office:value-type="string" calcext:value-type="string">
            <text:p>Valid lines</text:p>
          </table:table-cell>
          <table:table-cell office:value-type="float" office:value="2672" calcext:value-type="float">
            <text:p>267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FLOOR([.I$2]/(1+[.A3]))" office:value-type="float" office:value="1336" calcext:value-type="float">
            <text:p>1336</text:p>
          </table:table-cell>
          <table:table-cell table:formula="of:=FLOOR([.I$3]/(1+[.A3])*1)" office:value-type="float" office:value="1360" calcext:value-type="float">
            <text:p>1360</text:p>
          </table:table-cell>
          <table:table-cell table:formula="of:=[.I$3]-[.C3]" office:value-type="float" office:value="1360" calcext:value-type="float">
            <text:p>1360</text:p>
          </table:table-cell>
          <table:table-cell table:formula="of:=[.C3]*[.I$8]+[.I$12]+[.D3]*[.I$9]" office:value-type="float" office:value="121955.637" calcext:value-type="float">
            <text:p>121955.637</text:p>
          </table:table-cell>
          <table:table-cell table:formula="of:=1000000/[.E3]" office:value-type="float" office:value="8.19970297887912" calcext:value-type="float">
            <text:p>8.20</text:p>
          </table:table-cell>
          <table:table-cell/>
          <table:table-cell office:value-type="string" calcext:value-type="string">
            <text:p>Total lines</text:p>
          </table:table-cell>
          <table:table-cell office:value-type="float" office:value="2720" calcext:value-type="float">
            <text:p>272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FLOOR([.I$2]/(1+[.A4]))" office:value-type="float" office:value="890" calcext:value-type="float">
            <text:p>890</text:p>
          </table:table-cell>
          <table:table-cell table:formula="of:=FLOOR([.I$3]/(1+[.A4])*1)" office:value-type="float" office:value="906" calcext:value-type="float">
            <text:p>906</text:p>
          </table:table-cell>
          <table:table-cell table:formula="of:=[.I$3]-[.C4]" office:value-type="float" office:value="1814" calcext:value-type="float">
            <text:p>1814</text:p>
          </table:table-cell>
          <table:table-cell table:formula="of:=[.C4]*[.I$8]+[.I$12]+[.D4]*[.I$9]" office:value-type="float" office:value="87670.919" calcext:value-type="float">
            <text:p>87670.919</text:p>
          </table:table-cell>
          <table:table-cell table:formula="of:=1000000/[.E4]" office:value-type="float" office:value="11.4062908363034" calcext:value-type="float">
            <text:p>11.41</text:p>
          </table:table-cell>
          <table:table-cell/>
          <table:table-cell office:value-type="string" calcext:value-type="string">
            <text:p>Pixel time (us)</text:p>
          </table:table-cell>
          <table:table-cell office:value-type="float" office:value="0.037" calcext:value-type="float">
            <text:p>0.03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FLOOR([.I$2]/(1+[.A5]))" office:value-type="float" office:value="668" calcext:value-type="float">
            <text:p>668</text:p>
          </table:table-cell>
          <table:table-cell table:formula="of:=FLOOR([.I$3]/(1+[.A5])*1)" office:value-type="float" office:value="680" calcext:value-type="float">
            <text:p>680</text:p>
          </table:table-cell>
          <table:table-cell table:formula="of:=[.I$3]-[.C5]" office:value-type="float" office:value="2040" calcext:value-type="float">
            <text:p>2040</text:p>
          </table:table-cell>
          <table:table-cell table:formula="of:=[.C5]*[.I$8]+[.I$12]+[.D5]*[.I$9]" office:value-type="float" office:value="70604.077" calcext:value-type="float">
            <text:p>70604.077</text:p>
          </table:table-cell>
          <table:table-cell table:formula="of:=1000000/[.E5]" office:value-type="float" office:value="14.1634880376667" calcext:value-type="float">
            <text:p>14.16</text:p>
          </table:table-cell>
          <table:table-cell/>
          <table:table-cell office:value-type="string" calcext:value-type="string">
            <text:p>Line pixels</text:p>
          </table:table-cell>
          <table:table-cell office:value-type="float" office:value="2040" calcext:value-type="float">
            <text:p>204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FLOOR([.I$2]/(1+[.A6]))" office:value-type="float" office:value="534" calcext:value-type="float">
            <text:p>534</text:p>
          </table:table-cell>
          <table:table-cell table:formula="of:=FLOOR([.I$3]/(1+[.A6])*1)" office:value-type="float" office:value="544" calcext:value-type="float">
            <text:p>544</text:p>
          </table:table-cell>
          <table:table-cell table:formula="of:=[.I$3]-[.C6]" office:value-type="float" office:value="2176" calcext:value-type="float">
            <text:p>2176</text:p>
          </table:table-cell>
          <table:table-cell table:formula="of:=[.C6]*[.I$8]+[.I$12]+[.D6]*[.I$9]" office:value-type="float" office:value="60333.765" calcext:value-type="float">
            <text:p>60333.765</text:p>
          </table:table-cell>
          <table:table-cell table:formula="of:=1000000/[.E6]" office:value-type="float" office:value="16.5744670500838" calcext:value-type="float">
            <text:p>16.57</text:p>
          </table:table-cell>
          <table:table-cell/>
          <table:table-cell office:value-type="string" calcext:value-type="string">
            <text:p>Tvccd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FLOOR([.I$2]/(1+[.A7]))" office:value-type="float" office:value="445" calcext:value-type="float">
            <text:p>445</text:p>
          </table:table-cell>
          <table:table-cell table:formula="of:=FLOOR([.I$3]/(1+[.A7])*1)" office:value-type="float" office:value="453" calcext:value-type="float">
            <text:p>453</text:p>
          </table:table-cell>
          <table:table-cell table:formula="of:=[.I$3]-[.C7]" office:value-type="float" office:value="2267" calcext:value-type="float">
            <text:p>2267</text:p>
          </table:table-cell>
          <table:table-cell table:formula="of:=[.C7]*[.I$8]+[.I$12]+[.D7]*[.I$9]" office:value-type="float" office:value="53461.718" calcext:value-type="float">
            <text:p>53461.718</text:p>
          </table:table-cell>
          <table:table-cell table:formula="of:=1000000/[.E7]" office:value-type="float" office:value="18.7049731548096" calcext:value-type="float">
            <text:p>18.70</text:p>
          </table:table-cell>
          <table:table-cell/>
          <table:table-cell office:value-type="string" calcext:value-type="string">
            <text:p>Thd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FLOOR([.I$2]/(1+[.A8]))" office:value-type="float" office:value="381" calcext:value-type="float">
            <text:p>381</text:p>
          </table:table-cell>
          <table:table-cell table:formula="of:=FLOOR([.I$3]/(1+[.A8])*1)" office:value-type="float" office:value="388" calcext:value-type="float">
            <text:p>388</text:p>
          </table:table-cell>
          <table:table-cell table:formula="of:=[.I$3]-[.C8]" office:value-type="float" office:value="2332" calcext:value-type="float">
            <text:p>2332</text:p>
          </table:table-cell>
          <table:table-cell table:formula="of:=[.C8]*[.I$8]+[.I$12]+[.D8]*[.I$9]" office:value-type="float" office:value="48553.113" calcext:value-type="float">
            <text:p>48553.113</text:p>
          </table:table-cell>
          <table:table-cell table:formula="of:=1000000/[.E8]" office:value-type="float" office:value="20.5960017434927" calcext:value-type="float">
            <text:p>20.60</text:p>
          </table:table-cell>
          <table:table-cell/>
          <table:table-cell table:style-name="ce2" office:value-type="string" calcext:value-type="string">
            <text:p>Line time (us)</text:p>
          </table:table-cell>
          <table:table-cell table:style-name="ce2" table:formula="of:=([.I5]+1)*[.I4]+[.I6]+[.I7]" office:value-type="float" office:value="82.517" calcext:value-type="float">
            <text:p>82.51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FLOOR([.I$2]/(1+[.A9]))" office:value-type="float" office:value="334" calcext:value-type="float">
            <text:p>334</text:p>
          </table:table-cell>
          <table:table-cell table:formula="of:=FLOOR([.I$3]/(1+[.A9])*1)" office:value-type="float" office:value="340" calcext:value-type="float">
            <text:p>340</text:p>
          </table:table-cell>
          <table:table-cell table:formula="of:=[.I$3]-[.C9]" office:value-type="float" office:value="2380" calcext:value-type="float">
            <text:p>2380</text:p>
          </table:table-cell>
          <table:table-cell table:formula="of:=[.C9]*[.I$8]+[.I$12]+[.D9]*[.I$9]" office:value-type="float" office:value="44928.297" calcext:value-type="float">
            <text:p>44928.297</text:p>
          </table:table-cell>
          <table:table-cell table:formula="of:=1000000/[.E9]" office:value-type="float" office:value="22.2576876216786" calcext:value-type="float">
            <text:p>22.26</text:p>
          </table:table-cell>
          <table:table-cell/>
          <table:table-cell table:style-name="ce2" office:value-type="string" calcext:value-type="string">
            <text:p>Skipped line time (us)</text:p>
          </table:table-cell>
          <table:table-cell table:style-name="ce2" table:formula="of:=[.I6]+[.I7]"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FLOOR([.I$2]/(1+[.A10]))" office:value-type="float" office:value="296" calcext:value-type="float">
            <text:p>296</text:p>
          </table:table-cell>
          <table:table-cell table:formula="of:=FLOOR([.I$3]/(1+[.A10])*1)" office:value-type="float" office:value="302" calcext:value-type="float">
            <text:p>302</text:p>
          </table:table-cell>
          <table:table-cell table:formula="of:=[.I$3]-[.C10]" office:value-type="float" office:value="2418" calcext:value-type="float">
            <text:p>2418</text:p>
          </table:table-cell>
          <table:table-cell table:formula="of:=[.C10]*[.I$8]+[.I$12]+[.D10]*[.I$9]" office:value-type="float" office:value="42058.651" calcext:value-type="float">
            <text:p>42058.651</text:p>
          </table:table-cell>
          <table:table-cell table:formula="of:=1000000/[.E10]" office:value-type="float" office:value="23.7763213090215" calcext:value-type="float">
            <text:p>23.78</text:p>
          </table:table-cell>
          <table:table-cell/>
          <table:table-cell office:value-type="string" calcext:value-type="string">
            <text:p>T3p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FLOOR([.I$2]/(1+[.A11]))" office:value-type="float" office:value="267" calcext:value-type="float">
            <text:p>267</text:p>
          </table:table-cell>
          <table:table-cell table:formula="of:=FLOOR([.I$3]/(1+[.A11])*1)" office:value-type="float" office:value="272" calcext:value-type="float">
            <text:p>272</text:p>
          </table:table-cell>
          <table:table-cell table:formula="of:=[.I$3]-[.C11]" office:value-type="float" office:value="2448" calcext:value-type="float">
            <text:p>2448</text:p>
          </table:table-cell>
          <table:table-cell table:formula="of:=[.C11]*[.I$8]+[.I$12]+[.D11]*[.I$9]" office:value-type="float" office:value="39793.141" calcext:value-type="float">
            <text:p>39793.141</text:p>
          </table:table-cell>
          <table:table-cell table:formula="of:=1000000/[.E11]" office:value-type="float" office:value="25.1299589544841" calcext:value-type="float">
            <text:p>25.13</text:p>
          </table:table-cell>
          <table:table-cell/>
          <table:table-cell office:value-type="string" calcext:value-type="string">
            <text:p>Tv3rd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FLOOR([.I$2]/(1+[.A12]))" office:value-type="float" office:value="242" calcext:value-type="float">
            <text:p>242</text:p>
          </table:table-cell>
          <table:table-cell table:formula="of:=FLOOR([.I$3]/(1+[.A12])*1)" office:value-type="float" office:value="247" calcext:value-type="float">
            <text:p>247</text:p>
          </table:table-cell>
          <table:table-cell table:formula="of:=[.I$3]-[.C12]" office:value-type="float" office:value="2473" calcext:value-type="float">
            <text:p>2473</text:p>
          </table:table-cell>
          <table:table-cell table:formula="of:=[.C12]*[.I$8]+[.I$12]+[.D12]*[.I$9]" office:value-type="float" office:value="37905.216" calcext:value-type="float">
            <text:p>37905.216</text:p>
          </table:table-cell>
          <table:table-cell table:formula="of:=1000000/[.E12]" office:value-type="float" office:value="26.3815934989" calcext:value-type="float">
            <text:p>26.38</text:p>
          </table:table-cell>
          <table:table-cell/>
          <table:table-cell table:style-name="ce2" office:value-type="string" calcext:value-type="string">
            <text:p>First line time (us)</text:p>
          </table:table-cell>
          <table:table-cell table:style-name="ce2" table:formula="of:=[.I10]+[.I11]+[.I8]" office:value-type="float" office:value="212.517" calcext:value-type="float">
            <text:p>212.51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FLOOR([.I$2]/(1+[.A13]))" office:value-type="float" office:value="222" calcext:value-type="float">
            <text:p>222</text:p>
          </table:table-cell>
          <table:table-cell table:formula="of:=FLOOR([.I$3]/(1+[.A13])*1)" office:value-type="float" office:value="226" calcext:value-type="float">
            <text:p>226</text:p>
          </table:table-cell>
          <table:table-cell table:formula="of:=[.I$3]-[.C13]" office:value-type="float" office:value="2494" calcext:value-type="float">
            <text:p>2494</text:p>
          </table:table-cell>
          <table:table-cell table:formula="of:=[.C13]*[.I$8]+[.I$12]+[.D13]*[.I$9]" office:value-type="float" office:value="36319.359" calcext:value-type="float">
            <text:p>36319.359</text:p>
          </table:table-cell>
          <table:table-cell table:formula="of:=1000000/[.E13]" office:value-type="float" office:value="27.5335255779156" calcext:value-type="float">
            <text:p>27.53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FLOOR([.I$2]/(1+[.A14]))" office:value-type="float" office:value="205" calcext:value-type="float">
            <text:p>205</text:p>
          </table:table-cell>
          <table:table-cell table:formula="of:=FLOOR([.I$3]/(1+[.A14])*1)" office:value-type="float" office:value="209" calcext:value-type="float">
            <text:p>209</text:p>
          </table:table-cell>
          <table:table-cell table:formula="of:=[.I$3]-[.C14]" office:value-type="float" office:value="2511" calcext:value-type="float">
            <text:p>2511</text:p>
          </table:table-cell>
          <table:table-cell table:formula="of:=[.C14]*[.I$8]+[.I$12]+[.D14]*[.I$9]" office:value-type="float" office:value="35035.57" calcext:value-type="float">
            <text:p>35035.57</text:p>
          </table:table-cell>
          <table:table-cell table:formula="of:=1000000/[.E14]" office:value-type="float" office:value="28.5424213163936" calcext:value-type="float">
            <text:p>28.54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FLOOR([.I$2]/(1+[.A15]))" office:value-type="float" office:value="190" calcext:value-type="float">
            <text:p>190</text:p>
          </table:table-cell>
          <table:table-cell table:formula="of:=FLOOR([.I$3]/(1+[.A15])*1)" office:value-type="float" office:value="194" calcext:value-type="float">
            <text:p>194</text:p>
          </table:table-cell>
          <table:table-cell table:formula="of:=[.I$3]-[.C15]" office:value-type="float" office:value="2526" calcext:value-type="float">
            <text:p>2526</text:p>
          </table:table-cell>
          <table:table-cell table:formula="of:=[.C15]*[.I$8]+[.I$12]+[.D15]*[.I$9]" office:value-type="float" office:value="33902.815" calcext:value-type="float">
            <text:p>33902.815</text:p>
          </table:table-cell>
          <table:table-cell table:formula="of:=1000000/[.E15]" office:value-type="float" office:value="29.4960757683396" calcext:value-type="float">
            <text:p>29.50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FLOOR([.I$2]/(1+[.A16]))" office:value-type="float" office:value="178" calcext:value-type="float">
            <text:p>178</text:p>
          </table:table-cell>
          <table:table-cell table:formula="of:=FLOOR([.I$3]/(1+[.A16])*1)" office:value-type="float" office:value="181" calcext:value-type="float">
            <text:p>181</text:p>
          </table:table-cell>
          <table:table-cell table:formula="of:=[.I$3]-[.C16]" office:value-type="float" office:value="2539" calcext:value-type="float">
            <text:p>2539</text:p>
          </table:table-cell>
          <table:table-cell table:formula="of:=[.C16]*[.I$8]+[.I$12]+[.D16]*[.I$9]" office:value-type="float" office:value="32921.094" calcext:value-type="float">
            <text:p>32921.094</text:p>
          </table:table-cell>
          <table:table-cell table:formula="of:=1000000/[.E16]" office:value-type="float" office:value="30.3756612705519" calcext:value-type="float">
            <text:p>30.38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FLOOR([.I$2]/(1+[.A17]))" office:value-type="float" office:value="167" calcext:value-type="float">
            <text:p>167</text:p>
          </table:table-cell>
          <table:table-cell table:formula="of:=FLOOR([.I$3]/(1+[.A17])*1)" office:value-type="float" office:value="170" calcext:value-type="float">
            <text:p>170</text:p>
          </table:table-cell>
          <table:table-cell table:formula="of:=[.I$3]-[.C17]" office:value-type="float" office:value="2550" calcext:value-type="float">
            <text:p>2550</text:p>
          </table:table-cell>
          <table:table-cell table:formula="of:=[.C17]*[.I$8]+[.I$12]+[.D17]*[.I$9]" office:value-type="float" office:value="32090.407" calcext:value-type="float">
            <text:p>32090.407</text:p>
          </table:table-cell>
          <table:table-cell table:formula="of:=1000000/[.E17]" office:value-type="float" office:value="31.1619606445004" calcext:value-type="float">
            <text:p>31.16</text:p>
          </table:table-cell>
          <table:table-cell table:number-columns-repeated="3"/>
        </table:table-row>
        <table:table-row table:style-name="ro1" table:number-rows-repeated="1048558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31T18:10:34.021503091</meta:creation-date>
    <dc:date>2024-07-30T23:20:00.833906645</dc:date>
    <meta:editing-duration>P1DT16H19M2S</meta:editing-duration>
    <meta:editing-cycles>2</meta:editing-cycles>
    <meta:generator>LibreOffice/7.3.7.2$Linux_X86_64 LibreOffice_project/30$Build-2</meta:generator>
    <meta:document-statistic meta:table-count="1" meta:cell-count="125" meta:object-count="0"/>
  </office:meta>
</office:document-meta>
</file>